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61cm" style:rel-column-width="913*"/>
    </style:style>
    <style:style style:name="Tableau1.B" style:family="table-column">
      <style:table-column-properties style:column-width="3.847cm" style:rel-column-width="21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1.408cm"/>
    </style:style>
    <style:style style:name="P1" style:family="paragraph" style:parent-style-name="Standard">
      <style:text-properties officeooo:rsid="001afbf1" officeooo:paragraph-rsid="001afbf1"/>
    </style:style>
    <style:style style:name="P2" style:family="paragraph" style:parent-style-name="Table_20_Contents">
      <style:text-properties officeooo:rsid="001afbf1" officeooo:paragraph-rsid="001afbf1"/>
    </style:style>
    <style:style style:name="P3" style:family="paragraph" style:parent-style-name="Table_20_Contents">
      <style:text-properties officeooo:rsid="001b24c6" officeooo:paragraph-rsid="001b24c6"/>
    </style:style>
    <style:style style:name="P4" style:family="paragraph" style:parent-style-name="Table_20_Contents">
      <style:text-properties officeooo:rsid="002050bc" officeooo:paragraph-rsid="002050bc"/>
    </style:style>
    <style:style style:name="P5" style:family="paragraph" style:parent-style-name="Table_20_Contents">
      <style:text-properties officeooo:rsid="0022fda5" officeooo:paragraph-rsid="0022fda5"/>
    </style:style>
    <style:style style:name="P6" style:family="paragraph" style:parent-style-name="Table_20_Contents">
      <style:text-properties fo:font-size="10pt" officeooo:rsid="002318b5" officeooo:paragraph-rsid="002318b5" style:font-size-asian="10pt" style:font-size-complex="10pt"/>
    </style:style>
    <style:style style:name="P7" style:family="paragraph" style:parent-style-name="Table_20_Contents">
      <style:text-properties fo:font-size="10pt" officeooo:rsid="00234300" officeooo:paragraph-rsid="00234300" style:font-size-asian="10pt" style:font-size-complex="10pt"/>
    </style:style>
    <style:style style:name="P8" style:family="paragraph" style:parent-style-name="Table_20_Contents">
      <style:text-properties fo:font-size="10pt" officeooo:rsid="003f968f" officeooo:paragraph-rsid="003f968f" style:font-size-asian="10pt" style:font-size-complex="10pt"/>
    </style:style>
    <style:style style:name="P9" style:family="paragraph" style:parent-style-name="Table_20_Contents">
      <style:text-properties fo:font-size="10pt" officeooo:rsid="00413b28" officeooo:paragraph-rsid="00413b28" style:font-size-asian="10pt" style:font-size-complex="10pt"/>
    </style:style>
    <style:style style:name="P10" style:family="paragraph" style:parent-style-name="Table_20_Contents">
      <style:text-properties fo:font-size="10pt" officeooo:rsid="0025e752" officeooo:paragraph-rsid="0025e752" style:font-size-asian="8.75pt" style:font-size-complex="10pt"/>
    </style:style>
    <style:style style:name="P11" style:family="paragraph" style:parent-style-name="Table_20_Contents">
      <style:text-properties fo:font-size="10pt" officeooo:rsid="002f6f84" officeooo:paragraph-rsid="002f6f84" style:font-size-asian="8.75pt" style:font-size-complex="10pt"/>
    </style:style>
    <style:style style:name="P12" style:family="paragraph" style:parent-style-name="Table_20_Contents">
      <style:text-properties fo:font-size="10pt" officeooo:rsid="0035eae0" officeooo:paragraph-rsid="0035eae0" style:font-size-asian="8.75pt" style:font-size-complex="10pt"/>
    </style:style>
    <style:style style:name="P13" style:family="paragraph" style:parent-style-name="Table_20_Contents">
      <style:text-properties fo:font-size="10pt" officeooo:rsid="00467f90" officeooo:paragraph-rsid="00467f90" style:font-size-asian="8.75pt" style:font-size-complex="10pt"/>
    </style:style>
    <style:style style:name="P14" style:family="paragraph" style:parent-style-name="Table_20_Contents">
      <style:text-properties fo:font-size="10pt" officeooo:rsid="004e7c53" officeooo:paragraph-rsid="004e7c53" style:font-size-asian="8.75pt" style:font-size-complex="10pt"/>
    </style:style>
    <style:style style:name="P15" style:family="paragraph" style:parent-style-name="Table_20_Contents">
      <style:text-properties fo:font-size="10pt" officeooo:rsid="0052dc80" officeooo:paragraph-rsid="0052dc80" style:font-size-asian="8.75pt" style:font-size-complex="10pt"/>
    </style:style>
    <style:style style:name="P16" style:family="paragraph" style:parent-style-name="Table_20_Contents">
      <style:text-properties fo:font-size="10pt" officeooo:rsid="00569f16" officeooo:paragraph-rsid="00569f16" style:font-size-asian="8.75pt" style:font-size-complex="10pt"/>
    </style:style>
    <style:style style:name="P17" style:family="paragraph" style:parent-style-name="Table_20_Contents">
      <style:text-properties fo:font-size="10pt" officeooo:rsid="005c6c03" officeooo:paragraph-rsid="005c6c03" style:font-size-asian="8.75pt" style:font-size-complex="10pt"/>
    </style:style>
    <style:style style:name="P18" style:family="paragraph" style:parent-style-name="Table_20_Contents">
      <style:text-properties fo:font-size="10pt" officeooo:rsid="006405ae" officeooo:paragraph-rsid="006405ae" style:font-size-asian="8.75pt" style:font-size-complex="10pt"/>
    </style:style>
    <style:style style:name="P19" style:family="paragraph" style:parent-style-name="Table_20_Contents">
      <style:text-properties fo:font-size="10pt" officeooo:rsid="0068ca69" officeooo:paragraph-rsid="0068ca69" style:font-size-asian="8.75pt" style:font-size-complex="10pt"/>
    </style:style>
    <style:style style:name="P20" style:family="paragraph" style:parent-style-name="Table_20_Contents">
      <style:text-properties fo:font-size="10pt" officeooo:rsid="006b4778" officeooo:paragraph-rsid="006b4778" style:font-size-asian="8.75pt" style:font-size-complex="10pt"/>
    </style:style>
    <style:style style:name="P21" style:family="paragraph" style:parent-style-name="Table_20_Contents">
      <style:text-properties fo:font-size="10pt" officeooo:rsid="0070e36a" officeooo:paragraph-rsid="0070e36a" style:font-size-asian="8.75pt" style:font-size-complex="10pt"/>
    </style:style>
    <style:style style:name="P22" style:family="paragraph" style:parent-style-name="Table_20_Contents">
      <style:text-properties fo:font-size="10pt" officeooo:rsid="007824f8" officeooo:paragraph-rsid="007824f8" style:font-size-asian="8.75pt" style:font-size-complex="10pt"/>
    </style:style>
    <style:style style:name="P23" style:family="paragraph" style:parent-style-name="Table_20_Contents">
      <style:text-properties fo:font-size="10pt" officeooo:rsid="007de56c" officeooo:paragraph-rsid="007de56c" style:font-size-asian="8.75pt" style:font-size-complex="10pt"/>
    </style:style>
    <style:style style:name="P24" style:family="paragraph" style:parent-style-name="Table_20_Contents">
      <style:text-properties officeooo:rsid="002584c7" officeooo:paragraph-rsid="002584c7"/>
    </style:style>
    <style:style style:name="P25" style:family="paragraph" style:parent-style-name="Table_20_Contents">
      <style:text-properties officeooo:rsid="002d773f" officeooo:paragraph-rsid="002d773f"/>
    </style:style>
    <style:style style:name="P26" style:family="paragraph" style:parent-style-name="Table_20_Contents">
      <style:text-properties fo:font-size="8pt" officeooo:rsid="0032048c" officeooo:paragraph-rsid="0032048c" style:font-size-asian="8pt" style:font-size-complex="8pt"/>
    </style:style>
    <style:style style:name="P27" style:family="paragraph" style:parent-style-name="Table_20_Contents">
      <style:text-properties fo:font-size="8pt" officeooo:rsid="004a9e93" officeooo:paragraph-rsid="004a9e93" style:font-size-asian="8pt" style:font-size-complex="8pt"/>
    </style:style>
    <style:style style:name="P28" style:family="paragraph" style:parent-style-name="Table_20_Contents">
      <style:text-properties officeooo:rsid="003c990a" officeooo:paragraph-rsid="003c990a"/>
    </style:style>
    <style:style style:name="P29" style:family="paragraph" style:parent-style-name="Table_20_Contents">
      <style:text-properties officeooo:rsid="0044b97b" officeooo:paragraph-rsid="0044b97b"/>
    </style:style>
    <style:style style:name="P30" style:family="paragraph" style:parent-style-name="Table_20_Contents">
      <style:text-properties officeooo:rsid="0054107a" officeooo:paragraph-rsid="0054107a"/>
    </style:style>
    <style:style style:name="P31" style:family="paragraph" style:parent-style-name="Table_20_Contents">
      <style:text-properties officeooo:rsid="0059c1dc" officeooo:paragraph-rsid="0059c1dc"/>
    </style:style>
    <style:style style:name="P32" style:family="paragraph" style:parent-style-name="Table_20_Contents">
      <style:text-properties officeooo:rsid="00625d56" officeooo:paragraph-rsid="00625d56"/>
    </style:style>
    <style:style style:name="P33" style:family="paragraph" style:parent-style-name="Table_20_Contents">
      <style:text-properties officeooo:rsid="006422bf" officeooo:paragraph-rsid="006422bf"/>
    </style:style>
    <style:style style:name="P34" style:family="paragraph" style:parent-style-name="Table_20_Contents">
      <style:text-properties officeooo:rsid="0069436d" officeooo:paragraph-rsid="0069436d"/>
    </style:style>
    <style:style style:name="P35" style:family="paragraph" style:parent-style-name="Table_20_Contents">
      <style:text-properties officeooo:rsid="006d5b8f" officeooo:paragraph-rsid="006d5b8f"/>
    </style:style>
    <style:style style:name="P36" style:family="paragraph" style:parent-style-name="Table_20_Contents">
      <style:text-properties officeooo:rsid="0077ab2c" officeooo:paragraph-rsid="0077ab2c"/>
    </style:style>
    <style:style style:name="P37" style:family="paragraph" style:parent-style-name="Table_20_Contents">
      <style:text-properties officeooo:rsid="007d22e2" officeooo:paragraph-rsid="007d22e2"/>
    </style:style>
    <style:style style:name="T1" style:family="text">
      <style:text-properties officeooo:rsid="001c4991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fo:font-size="10pt" officeooo:rsid="001f106b" style:font-size-asian="8.75pt" style:font-size-complex="10pt"/>
    </style:style>
    <style:style style:name="T4" style:family="text">
      <style:text-properties fo:font-size="10pt" officeooo:rsid="00214283" style:font-size-asian="8.75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234300"/>
    </style:style>
    <style:style style:name="T7" style:family="text">
      <style:text-properties officeooo:rsid="00248811"/>
    </style:style>
    <style:style style:name="T8" style:family="text">
      <style:text-properties officeooo:rsid="0027ed22"/>
    </style:style>
    <style:style style:name="T9" style:family="text">
      <style:text-properties officeooo:rsid="00309847"/>
    </style:style>
    <style:style style:name="T10" style:family="text">
      <style:text-properties officeooo:rsid="00378efa"/>
    </style:style>
    <style:style style:name="T11" style:family="text">
      <style:text-properties officeooo:rsid="003f97cd"/>
    </style:style>
    <style:style style:name="T12" style:family="text">
      <style:text-properties officeooo:rsid="00420614"/>
    </style:style>
    <style:style style:name="T13" style:family="text">
      <style:text-properties officeooo:rsid="0047dc29"/>
    </style:style>
    <style:style style:name="T14" style:family="text">
      <style:text-properties officeooo:rsid="004f6034"/>
    </style:style>
    <style:style style:name="T15" style:family="text">
      <style:text-properties officeooo:rsid="0050f7bc"/>
    </style:style>
    <style:style style:name="T16" style:family="text">
      <style:text-properties officeooo:rsid="005343c0"/>
    </style:style>
    <style:style style:name="T17" style:family="text">
      <style:text-properties officeooo:rsid="00582629"/>
    </style:style>
    <style:style style:name="T18" style:family="text">
      <style:text-properties officeooo:rsid="005e5248"/>
    </style:style>
    <style:style style:name="T19" style:family="text">
      <style:text-properties officeooo:rsid="00642149"/>
    </style:style>
    <style:style style:name="T20" style:family="text">
      <style:text-properties officeooo:rsid="00653e69"/>
    </style:style>
    <style:style style:name="T21" style:family="text">
      <style:text-properties officeooo:rsid="006be405"/>
    </style:style>
    <style:style style:name="T22" style:family="text">
      <style:text-properties officeooo:rsid="00727d69"/>
    </style:style>
    <style:style style:name="T23" style:family="text">
      <style:text-properties officeooo:rsid="007a5fe9"/>
    </style:style>
    <style:style style:name="T24" style:family="text">
      <style:text-properties officeooo:rsid="007ee1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Sword</text:p>
          </table:table-cell>
          <table:table-cell table:style-name="Tableau1.A1" office:value-type="string">
            <text:p text:style-name="P2">Star</text:p>
          </table:table-cell>
          <table:table-cell table:style-name="Tableau1.A1" office:value-type="string">
            <text:p text:style-name="P2">Coin</text:p>
          </table:table-cell>
          <table:table-cell table:style-name="Tableau1.E1" office:value-type="string">
            <text:p text:style-name="P2">Glyph</text:p>
          </table:table-cell>
        </table:table-row>
        <table:table-row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3">Avenge<text:span text:style-name="T1">r (Vengeur) : </text:span><text:span text:style-name="T3">Le trésor est dans la maison d’un dragon, entre des mains autrefois pures mais désormais corrompues.</text:span></text:p>
          </table:table-cell>
          <table:table-cell table:style-name="Tableau1.A2" office:value-type="string">
            <text:p text:style-name="P27">Transmuter (Transmutateur) :</text:p>
            <text:p text:style-name="P14">Allez <text:span text:style-name="T14">à un endroit d’une hauteur vertigineuse, où la pierre même est en vie !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2</text:p>
          </table:table-cell>
          <table:table-cell table:style-name="Tableau1.A2" office:value-type="string">
            <text:p text:style-name="P4">Paladin :</text:p>
            <text:p text:style-name="P4"><text:span text:style-name="T2">Je vois un Prince assoupi, servant de la lumière et frère des ténèbres. Le trésor dor</text:span><text:span text:style-name="T4">t</text:span><text:span text:style-name="T2"> avec lui.</text:span></text:p>
          </table:table-cell>
          <table:table-cell table:style-name="Tableau1.A2" office:value-type="string">
            <text:p text:style-name="Table_20_Contents">D<text:span text:style-name="T15">iviner (Devin) :</text:span></text:p>
            <text:p text:style-name="P15">Cherchez celle qui voit tout. <text:span text:style-name="T16">Le trésors est caché dans son camp.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3</text:p>
          </table:table-cell>
          <table:table-cell table:style-name="Tableau1.A2" office:value-type="string">
            <text:p text:style-name="P5">Soldier (Soldat) :</text:p>
            <text:p text:style-name="P5"><text:span text:style-name="T2">Allez aux montagnes. Grimpez la tour blanche guardée par des chevaliers d’or.</text:span></text:p>
          </table:table-cell>
          <table:table-cell table:style-name="Tableau1.A2" office:value-type="string">
            <text:p text:style-name="P30">Enchanter :</text:p>
            <text:p text:style-name="P16">Je vois une femme <text:span text:style-name="T17">à genoux – une rose de grande beauté trop vite arrachée. Le maître du marais sais de qui je parle.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4</text:p>
          </table:table-cell>
          <table:table-cell table:style-name="Tableau1.A2" office:value-type="string">
            <text:p text:style-name="P6">Mercenary <text:span text:style-name="T6">(Mercenaire)</text:span> :</text:p>
            <text:p text:style-name="P7">La chose que vous convoitez <text:span text:style-name="T7">repose avec les morts, sous des montagnes de pièces d’or.</text:span></text:p>
          </table:table-cell>
          <table:table-cell table:style-name="Tableau1.A2" office:value-type="string">
            <text:p text:style-name="P31">Abjurer :</text:p>
            <text:p text:style-name="P17">Je vois une maison <text:span text:style-name="T18">en ruines gardée par un grand dragon de pierre. Cherchez le plus haut sommet.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5</text:p>
          </table:table-cell>
          <table:table-cell table:style-name="Tableau1.A2" office:value-type="string">
            <text:p text:style-name="P24">Myrmidon :</text:p>
            <text:p text:style-name="P10">Cherchez <text:span text:style-name="T8">une tanière de loups qui surplombe un lac de montagne. Le trésors appartient à la Mère de la Nuit.</text:span></text:p>
          </table:table-cell>
          <table:table-cell table:style-name="Tableau1.A2" office:value-type="string">
            <text:p text:style-name="P32">Elementarist :</text:p>
            <text:p text:style-name="P18">Le trésors est caché dans un petit château, <text:span text:style-name="T19">sous une montagne, gardé par des géants d’ambre.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 table:style-name="Tableau1.7">
          <table:table-cell table:style-name="Tableau1.A2" office:value-type="string">
            <text:p text:style-name="P2">6</text:p>
          </table:table-cell>
          <table:table-cell table:style-name="Tableau1.A2" office:value-type="string">
            <text:p text:style-name="P25">Berserker :</text:p>
            <text:p text:style-name="P11">Trouvez la crypte <text:span text:style-name="T9">du Chien Fou. Le trésors est à l’intérieur, sous des os noirçis.</text:span></text:p>
          </table:table-cell>
          <table:table-cell table:style-name="Tableau1.A2" office:value-type="string">
            <text:p text:style-name="P33">Evoker <text:span text:style-name="T20">(Evocateur)</text:span> :</text:p>
            <text:p text:style-name="P19">Cherchez la crypte d’un magicien ordinaire. Son bâton est la clé.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7</text:p>
          </table:table-cell>
          <table:table-cell table:style-name="Tableau1.A2" office:value-type="string">
            <text:p text:style-name="P26">Hooded One (Le capuchoné) :</text:p>
            <text:p text:style-name="P12">Je vois un dieu sans visage. Il vous attends à la fin d’une route <text:span text:style-name="T10">sinueuse, au coeur des montagnes.</text:span></text:p>
          </table:table-cell>
          <table:table-cell table:style-name="Tableau1.A2" office:value-type="string">
            <text:p text:style-name="P34">Illusionist :</text:p>
            <text:p text:style-name="P20">Un homme n’est pas ce qu’il semble être. Il vient dans un wagon de carna<text:span text:style-name="T21">val. C’est là que réside ce que vous cherchez.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8</text:p>
          </table:table-cell>
          <table:table-cell table:style-name="Tableau1.A2" office:value-type="string">
            <text:p text:style-name="P28">Dictator : <text:span text:style-name="T5">Je vois un thrône digne d’un roi.</text:span></text:p>
          </table:table-cell>
          <table:table-cell table:style-name="Tableau1.A2" office:value-type="string">
            <text:p text:style-name="P35">Necromancer :</text:p>
            <text:p text:style-name="P21">Une femme <text:span text:style-name="T22">est suspendue au dessus d’un feu rugissant. Trouvez là, et vous trouverez le trésors.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9</text:p>
          </table:table-cell>
          <table:table-cell table:style-name="Tableau1.A2" office:value-type="string">
            <text:p text:style-name="P8">Torturer <text:span text:style-name="T11">(Tortionnaire)</text:span> :</text:p>
            <text:p text:style-name="P9">Il est une ville où tout n’est pas <text:span text:style-name="T12">bon. Là vous trouverez une maison de corruption et à l’intérieur, une chambre sombre plein de fantômes </text:span><text:soft-page-break/><text:span text:style-name="T12">immobiles.</text:span></text:p>
          </table:table-cell>
          <table:table-cell table:style-name="Tableau1.A2" office:value-type="string">
            <text:p text:style-name="P36">Conjurer :</text:p>
            <text:p text:style-name="P22">Je vois un village mort noyé par un fleuve, <text:span text:style-name="T23">dominé par qui a amené beaucoup de mal dans ce monde.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Master</text:p>
          </table:table-cell>
          <table:table-cell table:style-name="Tableau1.A2" office:value-type="string">
            <text:p text:style-name="P29">Warrior (Guerrier) :</text:p>
            <text:p text:style-name="P13">Ce que vous cherchez est au sein des ténèbres, dans le repaire du d<text:span text:style-name="T13">émon : à l’endroit où il doit revenir.</text:span></text:p>
          </table:table-cell>
          <table:table-cell table:style-name="Tableau1.A2" office:value-type="string">
            <text:p text:style-name="P37">Wizard :</text:p>
            <text:p text:style-name="P23">Cherchez <text:span text:style-name="T24">la tour d’un magicien sur un lac. Laissez le nom du magicien et son servant vous guider vers ce que vous cherchez.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7:38:27.719065249</meta:creation-date>
    <dc:date>2019-08-20T18:19:57.136920672</dc:date>
    <meta:editing-duration>PT40M43S</meta:editing-duration>
    <meta:editing-cycles>100</meta:editing-cycles>
    <meta:generator>LibreOffice/6.0.7.3$Linux_X86_64 LibreOffice_project/00m0$Build-3</meta:generator>
    <meta:document-statistic meta:table-count="1" meta:image-count="0" meta:object-count="0" meta:page-count="2" meta:paragraph-count="52" meta:word-count="411" meta:character-count="2227" meta:non-whitespace-character-count="1867"/>
  </office:meta>
</office:document-meta>
</file>